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5134" officeooo:paragraph-rsid="00015134"/>
    </style:style>
    <style:style style:name="P2" style:family="paragraph" style:parent-style-name="Standard">
      <style:paragraph-properties style:writing-mode="lr-tb"/>
      <style:text-properties officeooo:rsid="00015134" officeooo:paragraph-rsid="00015134"/>
    </style:style>
    <style:style style:name="P3" style:family="paragraph" style:parent-style-name="Standard">
      <style:text-properties fo:font-weight="bold" officeooo:rsid="00015134" officeooo:paragraph-rsid="00015134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1bc3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 que é a Magic Formula:</text:p>
      <text:p text:style-name="P1"/>
      <text:p text:style-name="P1">Fórmula Mágica é um nome que se refere a uma estratégia de escolha de ações no mercado de ações. Esta é a fórmula descrita no Little Book of Beating the Market, de Joel Greenblatt. O livro foi publicado em 2005, vendeu milhares de exemplares e se tornou um clássico da literatura financeira. Magic Formula é caracterizado pela simplicidade e facilidade de uso. No entanto, isso não significa que não seja necessária uma pesquisa e análise aprofundada das características de cada bolsa. Warren Buffett disse: “Investir é simples, mas não é fácil”. Esta estratégia de seleção de ações utiliza os princípios do investimento em valor. É um paradigma de investimento baseado nas ideias de Benjamin Graham, um dos mentores de Warren Buffett. Baseia-se também na ideia paradigmática de apoiar os investidores através de análises fundamentalistas para avaliação de ações. Por fim, não se esqueça que a Fórmula Mágica é uma forma comprovada de colocar ações na bolsa de valores. Muito depois de a ideia original ter sido publicada, o método ainda é válido e foi testado por muitos cientistas e investidores ao longo dos anos.</text:p>
      <text:p text:style-name="P1"/>
      <text:p text:style-name="P3">Dividendos:</text:p>
      <text:p text:style-name="P1"/>
      <text:p text:style-name="P1">A principal vantagem de investir com foco em dividendos é justamente ter entradas regulares de caixa a partir dos investimentos. De certa forma, é como se o investidor ganhasse duas vezes: com a renda passiva da carteira e com a valorização dos papéis ao longo do tempo.</text:p>
      <text:p text:style-name="P1"/>
      <text:h text:style-name="Heading_20_3" text:outline-level="3">Vantagens <text:span text:style-name="T1">dos Robos</text:span></text:h>
      <text:list xml:id="list2871396531" text:style-name="L1">
        <text:list-item>
          <text:p text:style-name="P5">Economia de tempo. </text:p>
        </text:list-item>
        <text:list-item>
          <text:p text:style-name="P5">O custo é baixo. </text:p>
        </text:list-item>
        <text:list-item>
          <text:p text:style-name="P5">Você consegue obter uma carteira personalizada, sem precisar pesquisar por conta própria. </text:p>
        </text:list-item>
        <text:list-item>
          <text:p text:style-name="P5">Facilidade e rapidez nas operações de <text:a xlink:type="simple" xlink:href="https://artigos.toroinvestimentos.com.br/day-trade" office:target-frame-name="_blank" xlink:show="new" text:style-name="Internet_20_link" text:visited-style-name="Visited_20_Internet_20_Link">Day Trade</text:a>. </text:p>
        </text:list-item>
        <text:list-item>
          <text:p text:style-name="P5">Possibilidades de investir tanto no curto quanto no longo prazo. </text:p>
        </text:list-item>
        <text:list-item>
          <text:p text:style-name="P5">Investimentos alinhados ao seu perfil e objetivos. </text:p>
        </text:list-item>
        <text:list-item>
          <text:p text:style-name="P5">Não precisa acompanhar o mercado o dia inteiro. </text:p>
        </text:list-item>
        <text:list-item>
          <text:p text:style-name="P5">Minimiza erros humanos e fatores externos. </text:p>
        </text:list-item>
        <text:list-item>
          <text:p text:style-name="P4">Dispensa o fator emocional. </text:p>
        </text:list-item>
      </text:list>
      <text:p text:style-name="Text_20_body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20:06:34.237779414</meta:creation-date>
    <dc:date>2023-08-27T20:25:59.941732559</dc:date>
    <meta:editing-duration>PT9M15S</meta:editing-duration>
    <meta:editing-cycles>1</meta:editing-cycles>
    <meta:document-statistic meta:table-count="0" meta:image-count="0" meta:object-count="0" meta:page-count="1" meta:paragraph-count="14" meta:word-count="312" meta:character-count="1859" meta:non-whitespace-character-count="1561"/>
    <meta:generator>LibreOffice/7.3.7.2$Linux_X86_64 LibreOffice_project/30$Build-2</meta:generator>
  </office:meta>
</office:document-meta>
</file>